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8080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8080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" style:family="graphic" style:parent-style-name="standard">
      <style:graphic-properties draw:fill="solid" draw:fill-color="#808000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6633" draw:fill-image-width="0cm" draw:fill-image-height="0cm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fill-image-width="0cm" draw:fill-image-height="0cm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language="en" fo:country="US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art town, “Burr”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Links</text:p>
              </text:list-header>
              <text:list-item>
                <text:p>Crossroads</text:p>
              </text:list-item>
              <text:list-item>
                <text:p>Old Tunnels</text:p>
              </text:list-item>
              <text:list-item>
                <text:p>Stronghold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 presentation:user-transformed="true">
          <draw:text-box>
            <text:list text:style-name="L2">
              <text:list-header>
                <text:p>People / Shops</text:p>
              </text:list-header>
              <text:list-item>
                <text:p>Adventurer's Guild</text:p>
              </text:list-item>
              <text:list-item>
                <text:p>Inn</text:p>
              </text:list-item>
              <text:list-item>
                <text:p>Thieves Guild</text:p>
              </text:list-item>
              <text:list-item>
                <text:p>Apothecary</text:p>
              </text:list-item>
              <text:list-item>
                <text:p>Resistance Leader</text:p>
              </text:list-item>
              <text:list-item>
                <text:p>Toben Surviv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1" draw:layer="layout" svg:width="0.635cm" svg:height="11.482cm" svg:x="0.635cm" svg:y="4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1.482cm" svg:x="26.636cm" svg:y="4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955cm" svg:height="0.558cm" svg:x="2.54cm" svg:y="2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955cm" svg:height="0.558cm" svg:x="2.941cm" svg:y="19.6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6.67cm" svg:height="17.78cm" svg:x="0.635cm" svg:y="2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38cm" svg:height="1.552cm" svg:x="13.285cm" svg:y="10.595cm">
          <text:p text:style-name="P1">Gate</text:p>
          <draw:enhanced-geometry svg:viewBox="0 0 21600 21600" draw:glue-points="10800 0 0 10800 10800 21600 21600 10800" draw:text-areas="?f52 ?f52 ?f53 ?f53" draw:type="sun" draw:modifiers="27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" draw:text-style-name="P1" draw:layer="layout" svg:width="3.81cm" svg:height="3.81cm" svg:x="0.635cm" svg:y="2.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3.81cm" svg:x="23.535cm" svg:y="16.37cm">
          <text:p text:style-name="P1">Thieves</text:p>
          <text:p text:style-name="P1">Guild</text:p>
          <text:p text:style-name="P1">Entran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81cm" svg:x="23.435cm" svg:y="2.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935cm" svg:x="12.235cm" svg:y="18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935cm" svg:x="12.235cm" svg:y="2.4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3.81cm" svg:x="0.635cm" svg:y="16.37cm">
          <text:p text:style-name="P1">Town Keep</text:p>
          <text:p text:style-name="P1">Entrance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6.51cm" svg:height="0.962cm" svg:x="5.715cm" svg:y="0.735cm">
          <draw:text-box>
            <text:p text:style-name="P1">Start Town Map</text:p>
          </draw:text-box>
        </draw:frame>
        <draw:custom-shape draw:style-name="gr7" draw:text-style-name="P1" draw:layer="layout" svg:width="0.635cm" svg:height="5.08cm" svg:x="0.635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774cm" svg:height="1.27cm" svg:x="12.231cm" svg:y="4.445cm">
          <text:p text:style-name="P1">Tunnels</text:p>
          <text:p text:style-name="P1">Entranc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859cm" svg:height="3.94cm" svg:x="16.731cm" svg:y="3.045cm">
          <text:p text:style-name="P1">Adventurer's</text:p>
          <text:p text:style-name="P1">Guil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229cm" svg:height="5.344cm" svg:x="5.931cm" svg:y="3.546cm">
          <text:p text:style-name="P1">Town</text:p>
          <text:p text:style-name="P1">Chape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3.68cm" svg:x="8.775cm" svg:y="14.1cm">
          <text:p text:style-name="P1">Burr In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29cm" svg:height="4.95cm" svg:x="8.775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3.81cm" svg:x="5.715cm" svg:y="15.875cm">
          <text:p text:style-name="P1">Town</text:p>
          <text:p text:style-name="P1">Hea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6.23cm" svg:x="22.825cm" svg:y="8.375cm">
          <text:p text:style-name="P1">Town Hal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75cm" svg:height="3.175cm" svg:x="17.115cm" svg:y="16.51cm">
          <text:p text:style-name="P1">Weapon's</text:p>
          <text:p text:style-name="P1">Dea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2.54cm" svg:x="1.27cm" svg:y="6.35cm">
          <text:p text:style-name="P1">Toben</text:p>
          <text:p text:style-name="P1">Refuge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ben Survivor(s)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Initially there is only one survivor of the Toben Massacre</text:p>
              </text:list-item>
              <text:list-item>
                <text:p>After the player gets to toben a tells them about the open Gateway to Starttown, More will show up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alk About</text:p>
                <text:list>
                  <text:list-item>
                    <text:p>The Massacre of Toben</text:p>
                  </text:list-item>
                  <text:list-item>
                    <text:p>The Undying Lord</text:p>
                  </text:list-item>
                  <text:list-item>
                    <text:p>The Esca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Adventurer's Guild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Offers</text:p>
                <text:list>
                  <text:list-item>
                    <text:p>Training Basic Combat Skills</text:p>
                    <text:list>
                      <text:list-item>
                        <text:p>Vital Strike</text:p>
                      </text:list-item>
                      <text:list-item>
                        <text:p>Body Control</text:p>
                      </text:list-item>
                      <text:list-item>
                        <text:p>Footwork</text:p>
                      </text:list-item>
                      <text:list-item>
                        <text:p>Shield Fighting</text:p>
                      </text:list-item>
                      <text:list-item>
                        <text:p>Heavy Weapons Fighting</text:p>
                      </text:list-item>
                      <text:list-item>
                        <text:p>Guard Breaki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Kill the Large Zombie in the Tunnels below the town</text:p>
                    <text:list>
                      <text:list-item>
                        <text:p>Reward Gold</text:p>
                      </text:list-item>
                    </text:list>
                  </text:list-item>
                  <text:list-item>
                    <text:p>Save the Standard Bearer of the Old guard from the Dungeons of Avalon</text:p>
                    <text:list>
                      <text:list-item>
                        <text:p>Reward – Health Rin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andard Bearer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Only spawns after saved.</text:p>
              </text:list-header>
              <text:list-item>
                <text:p>Teaches</text:p>
                <text:list>
                  <text:list-item>
                    <text:p>Lunge</text:p>
                  </text:list-item>
                  <text:list-item>
                    <text:p>Parry</text:p>
                  </text:list-item>
                  <text:list-item>
                    <text:p>Reposte</text:p>
                  </text:list-item>
                  <text:list-item>
                    <text:p>Binding Strike</text:p>
                  </text:list-item>
                  <text:list-item>
                    <text:p>Quick Recovery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Recover Runes to unlock skills to teach</text:p>
                  </text:list-item>
                  <text:list-item>
                    <text:p>Recover the Broken Sword</text:p>
                    <text:list>
                      <text:list-item>
                        <text:p>Reward <text:s/>: Strong Arm 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pothecary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Sells</text:p>
                <text:list>
                  <text:list-item>
                    <text:p>Herbal Base</text:p>
                  </text:list-item>
                  <text:list-item>
                    <text:p>Healing Salve</text:p>
                  </text:list-item>
                  <text:list-item>
                    <text:p>Powder Bomb</text:p>
                  </text:list-item>
                  <text:list-item>
                    <text:p>Mana Vial</text:p>
                  </text:list-item>
                </text:list>
              </text:list-item>
              <text:list-item>
                <text:p>Teaches</text:p>
                <text:list>
                  <text:list-item>
                    <text:p>Healing Salve</text:p>
                  </text:list-item>
                  <text:list-item>
                    <text:p>Black powder</text:p>
                  </text:list-item>
                  <text:list-item>
                    <text:p>Quick Lightning</text:p>
                  </text:list-item>
                  <text:list-item>
                    <text:p>Hard Armor</text:p>
                  </text:list-item>
                  <text:list-item>
                    <text:p>Vacuum Bomb</text:p>
                  </text:list-item>
                  <text:list-item>
                    <text:p>Fire Blade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Fetch Alchemy Compounds</text:p>
                  </text:list-item>
                  <text:list-item>
                    <text:p>Save the Alchemist of Ys</text:p>
                  </text:list-item>
                  <text:list-item>
                    <text:p>Recover the book of Alchemy from Toben</text:p>
                    <text:list>
                      <text:list-item>
                        <text:p>Unlocks Formula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iest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Teaches</text:p>
                <text:list>
                  <text:list-item>
                    <text:p>Heal</text:p>
                  </text:list-item>
                  <text:list-item>
                    <text:p>Purge</text:p>
                  </text:list-item>
                  <text:list-item>
                    <text:p>Bless</text:p>
                  </text:list-item>
                  <text:list-item>
                    <text:p>Curse - Locked</text:p>
                  </text:list-item>
                  <text:list-item>
                    <text:p>Bane - Locked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Talks about the Alter</text:p>
              </text:list-item>
              <text:list-item>
                <text:p>Talks about the Deities</text:p>
              </text:list-item>
              <text:list-item>
                <text:p>Quests</text:p>
                <text:list>
                  <text:list-item>
                    <text:p>Recover the Old Stick</text:p>
                    <text:list>
                      <text:list-item>
                        <text:p>Reward: Wood Relic Unlocks Favors</text:p>
                      </text:list-item>
                    </text:list>
                  </text:list-item>
                  <text:list-item>
                    <text:p>Save His Apprentice from the tunnels</text:p>
                    <text:list>
                      <text:list-item>
                        <text:p>Reward: Ring of Undead Resist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hilip, the thief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Sells</text:p>
                <text:list>
                  <text:list-item>
                    <text:p>Throwing Knives</text:p>
                  </text:list-item>
                  <text:list-item>
                    <text:p>Dagger</text:p>
                  </text:list-item>
                  <text:list-item>
                    <text:p>Club</text:p>
                  </text:list-item>
                  <text:list-item>
                    <text:p>Buckler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Thieves guild – IF player chaotic and can climb</text:p>
                  </text:list-item>
                  <text:list-item>
                    <text:p>Warns about tra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n Keeper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Offers</text:p>
                <text:list>
                  <text:list-item>
                    <text:p>Rest – FREE!</text:p>
                  </text:list-item>
                  <text:list-item>
                    <text:p>Storage - FREE!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Inn</text:p>
                  </text:list-item>
                  <text:list-item>
                    <text:p>Town</text:p>
                  </text:list-item>
                  <text:list-item>
                    <text:p>Resi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sistance Leader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Resistance</text:p>
                  </text:list-item>
                  <text:list-item>
                    <text:p>Refugee Town</text:p>
                  </text:list-item>
                  <text:list-item>
                    <text:p>Old Tunnels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Take out the Lords</text:p>
                    <text:list>
                      <text:list-item>
                        <text:p>Reward: Grace Ring</text:p>
                      </text:list-item>
                    </text:list>
                  </text:list-item>
                  <text:list-item>
                    <text:p>Take out the Empe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rms Dealer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Sells</text:p>
                <text:list>
                  <text:list-item>
                    <text:p>Short Spear</text:p>
                  </text:list-item>
                  <text:list-item>
                    <text:p>Short Sword</text:p>
                  </text:list-item>
                  <text:list-item>
                    <text:p>Long Sword</text:p>
                  </text:list-item>
                  <text:list-item>
                    <text:p>Hand Axe</text:p>
                  </text:list-item>
                  <text:list-item>
                    <text:p>Mace</text:p>
                  </text:list-item>
                  <text:list-item>
                    <text:p>Short Bow</text:p>
                  </text:list-item>
                  <text:list-item>
                    <text:p>Wood Arrows</text:p>
                  </text:list-item>
                  <text:list-item>
                    <text:p>Wood Shield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Resistance</text:p>
                  </text:list-item>
                  <text:list-item>
                    <text:p>Selling Arms</text:p>
                  </text:list-item>
                </text:list>
              </text:list-item>
              <text:list-item>
                <text:p>Quests</text:p>
                <text:list>
                  <text:list-item>
                    <text:p>Unique Weapons</text:p>
                    <text:list>
                      <text:list-item>
                        <text:p>Reward – Cash</text:p>
                      </text:list-item>
                      <text:list-item>
                        <text:p>Buys Artifact Weap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ief Thief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Sells</text:p>
                <text:list>
                  <text:list-item>
                    <text:p>Thief License</text:p>
                  </text:list-item>
                </text:list>
              </text:list-item>
              <text:list-item>
                <text:p>Talks about</text:p>
                <text:list>
                  <text:list-item>
                    <text:p>Thieving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Steal an Old Chalice from the innkeeper</text:p>
                    <text:list>
                      <text:list-item>
                        <text:p>Reward $$, unlocks fencing goods</text:p>
                      </text:list-item>
                    </text:list>
                  </text:list-item>
                </text:list>
              </text:list-item>
              <text:list-item>
                <text:p>Drops Needle(dagger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Jimmy,Thieves Guild Fence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Sells</text:p>
                <text:list>
                  <text:list-item>
                    <text:p>Lock Picks</text:p>
                  </text:list-item>
                  <text:list-item>
                    <text:p>Purse Cutter</text:p>
                  </text:list-item>
                  <text:list-item>
                    <text:p>Rope and Grapple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Fence Quests:</text:p>
                <text:list>
                  <text:list-item>
                    <text:p>Artwork from The Mansion</text:p>
                  </text:list-item>
                  <text:list-item>
                    <text:p>Relic from the cathedral</text:p>
                  </text:list-item>
                  <text:list-item>
                    <text:p>Portrait of the assassin's guild leader</text:p>
                  </text:list-item>
                  <text:list-item>
                    <text:p>Necromancer's Scythe</text:p>
                  </text:list-item>
                  <text:list-item>
                    <text:p>Wizard's Spell book</text:p>
                  </text:list-item>
                  <text:list-item>
                    <text:p>Alchemist's Book</text:p>
                  </text:list-item>
                  <text:list-item>
                    <text:p>Totem of the Druid</text:p>
                  </text:list-item>
                  <text:list-item>
                    <text:p>Eye of the Elder one</text:p>
                  </text:list-item>
                  <text:list-item>
                    <text:p>Journal of the Mad Scient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ory, Thieves Guild Skill Master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Teaches</text:p>
                <text:list>
                  <text:list-item>
                    <text:p>Lock Picking</text:p>
                  </text:list-item>
                  <text:list-item>
                    <text:p>Pocket Picking</text:p>
                  </text:list-item>
                  <text:list-item>
                    <text:p>Haggling</text:p>
                  </text:list-item>
                  <text:list-item>
                    <text:p>Trap Sensing</text:p>
                  </text:list-item>
                  <text:list-item>
                    <text:p>Trap Disarming - Locked</text:p>
                  </text:list-item>
                  <text:list-item>
                    <text:p>Wall Tap - Locked</text:p>
                  </text:list-item>
                  <text:list-item>
                    <text:p>Secret Sight - Locked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 – Quests are to prove worth for training</text:p>
                <text:list>
                  <text:list-item>
                    <text:p>Recover Elemental Ru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unnels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Notes</text:p>
                <text:list>
                  <text:list-item>
                    <text:p>2 Levels</text:p>
                    <text:list>
                      <text:list-item>
                        <text:p>First Level is tutorial</text:p>
                      </text:list-item>
                      <text:list-item>
                        <text:p>Second Level is locked off. Need higher skills (lock picking / door bashing / magic Key) to enter</text:p>
                      </text:list-item>
                    </text:list>
                  </text:list-item>
                  <text:list-item>
                    <text:p>Zombie Boss to prove worth</text:p>
                  </text:list-item>
                  <text:list-item>
                    <text:p>Apprentice Cleric is lost down here. <text:s/>Needs saving.</text:p>
                  </text:list-item>
                  <text:list-item>
                    <text:p>Tutorial level. <text:s/>Very easy</text:p>
                    <text:list>
                      <text:list-item>
                        <text:p>Need to recover the gate stone in order to leave the tow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Contains</text:p>
                <text:list>
                  <text:list-item>
                    <text:p>Low Level Undead</text:p>
                  </text:list-item>
                  <text:list-item>
                    <text:p>Zombie Boss</text:p>
                  </text:list-item>
                </text:list>
              </text:list-item>
              <text:list-item>
                <text:p>Items:</text:p>
                <text:list>
                  <text:list-item>
                    <text:p>Gate Stone</text:p>
                  </text:list-item>
                  <text:list-item>
                    <text:p>Rave Ring (well hidden in the lower level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wn Walls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Notes</text:p>
                <text:list>
                  <text:list-item>
                    <text:p>A training area for the player will spawn a generic knight monster for the player to test skills against.</text:p>
                  </text:list-item>
                  <text:list-item>
                    <text:p>The Standard bearer will train the player here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Contains</text:p>
                <text:list>
                  <text:list-item>
                    <text:p>Generic Guard NPCs</text:p>
                  </text:list-item>
                  <text:list-item>
                    <text:p>The Standard Bearer, once recovered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ross Roads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Links to</text:p>
              </text:list-header>
              <text:list-item>
                <text:p>5 Realms</text:p>
              </text:list-item>
              <text:list-item>
                <text:p>Underworld</text:p>
              </text:list-item>
              <text:list-item>
                <text:p>Floating Palace</text:p>
                <text:p>Notes</text:p>
              </text:list-item>
              <text:list-item>
                <text:p>This is the nexus of the game. <text:s/>Player can access all the realms from this level</text:p>
                <text:list>
                  <text:list-item>
                    <text:p>Underworld is locked until the player has acquired all of the elemental runes (killed all of the elemental bosses)</text:p>
                  </text:list-item>
                  <text:list-item>
                    <text:p>Floating Palace is locked until all of the sovereigns are dead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814cm" presentation:class="outline" presentation:user-transformed="true">
          <draw:text-box>
            <text:list text:style-name="L2">
              <text:list-header>
                <text:p>People</text:p>
              </text:list-header>
              <text:list-item>
                <text:p>Gate Keeper</text:p>
                <text:list>
                  <text:list-item>
                    <text:p>Tells about the realms</text:p>
                  </text:list-item>
                  <text:list-item>
                    <text:p>Talks about the history of the ar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valon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Contains</text:p>
              </text:list-header>
              <text:list-item>
                <text:p>City : Oberon</text:p>
              </text:list-item>
              <text:list-item>
                <text:p>Dungeons</text:p>
              </text:list-item>
              <text:list-item>
                <text:p>Battlements</text:p>
              </text:list-item>
              <text:list-item>
                <text:p>Citadel</text:p>
              </text:list-item>
              <text:list-item>
                <text:p>Cathedral</text:p>
              </text:list-item>
              <text:list-item>
                <text:p>Tower of Light</text:p>
              </text:list-item>
              <text:list-item>
                <text:p>Tomb of the Martyr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header>
                <text:p>Themes</text:p>
              </text:list-header>
              <text:list-item>
                <text:p>Crusades</text:p>
              </text:list-item>
              <text:list-item>
                <text:p>Medieval Architecture</text:p>
              </text:list-item>
              <text:list-item>
                <text:p>Angelic Image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0" draw:text-style-name="P1" draw:layer="layout" svg:width="24.13cm" svg:height="16.51cm" svg:x="1.905cm" svg:y="2.5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4.605cm" svg:height="1.038cm" svg:x="6.35cm" svg:y="1.035cm">
          <draw:text-box>
            <text:p text:style-name="P1"><text:span text:style-name="T1">City of Oberon</text:span></text:p>
          </draw:text-box>
        </draw:frame>
        <draw:custom-shape draw:style-name="gr4" draw:text-style-name="P1" draw:layer="layout" svg:width="1.438cm" svg:height="1.552cm" svg:x="12.985cm" svg:y="13.095cm">
          <text:p text:style-name="P1">Gate</text:p>
          <draw:enhanced-geometry svg:viewBox="0 0 21600 21600" draw:glue-points="10800 0 0 10800 10800 21600 21600 10800" draw:text-areas="?f52 ?f52 ?f53 ?f53" draw:type="sun" draw:modifiers="27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orge Apprentice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Upgrades</text:p>
                <text:list>
                  <text:list-item>
                    <text:p>Level 1 to 5 upgrades for equipment</text:p>
                  </text:list-item>
                </text:list>
              </text:list-item>
              <text:list-item>
                <text:p>Sells</text:p>
                <text:list>
                  <text:list-item>
                    <text:p>Chain Mail set</text:p>
                  </text:list-item>
                  <text:list-item>
                    <text:p>Ring Mail set</text:p>
                  </text:list-item>
                  <text:list-item>
                    <text:p>Short Spear</text:p>
                  </text:list-item>
                  <text:list-item>
                    <text:p>Pike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Save the Forge Master</text:p>
                    <text:list>
                      <text:list-item>
                        <text:p>Reward Grace &amp; $</text:p>
                      </text:list-item>
                      <text:list-item>
                        <text:p>Unlocks the Forge Ma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ayland, The Forge <text:s/>Master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Upgrades Level 2</text:p>
                <text:list>
                  <text:list-item>
                    <text:p>Upgrades weapons to Max base stats</text:p>
                  </text:list-item>
                </text:list>
              </text:list-item>
              <text:list-item>
                <text:p>Upgrade Level 3</text:p>
                <text:list>
                  <text:list-item>
                    <text:p>Upgrade weapons to Artifact level</text:p>
                  </text:list-item>
                </text:list>
              </text:list-item>
              <text:list-item>
                <text:p>Sells</text:p>
                <text:list>
                  <text:list-item>
                    <text:p>Longsword</text:p>
                  </text:list-item>
                  <text:list-item>
                    <text:p>Long Spear</text:p>
                  </text:list-item>
                  <text:list-item>
                    <text:p>Fouchard</text:p>
                  </text:list-item>
                  <text:list-item>
                    <text:p>War Hammer</text:p>
                  </text:list-item>
                  <text:list-item>
                    <text:p>Plate Mail Set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Retrieve the Eternal Coal</text:p>
                    <text:list>
                      <text:list-item>
                        <text:p>Rewards : Unlocks level 3 upgrad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bot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Notes</text:p>
                <text:list>
                  <text:list-item>
                    <text:p>Does not talk to any players without enough lawful karma</text:p>
                  </text:list-item>
                </text:list>
              </text:list-item>
              <text:list-item>
                <text:p>Teaches</text:p>
                <text:list>
                  <text:list-item>
                    <text:p>Aura</text:p>
                  </text:list-item>
                  <text:list-item>
                    <text:p>Slow</text:p>
                  </text:list-item>
                  <text:list-item>
                    <text:p>Bane</text:p>
                  </text:list-item>
                  <text:list-item>
                    <text:p>Breath of God – Locked</text:p>
                  </text:list-item>
                  <text:list-item>
                    <text:p>Holy Water - Locked</text:p>
                  </text:list-item>
                  <text:list-item>
                    <text:p><text:span text:style-name="T2">Righteous</text:span> Flame - Locked</text:p>
                  </text:list-item>
                  <text:list-item>
                    <text:p>Radiance - Locked</text:p>
                  </text:list-item>
                  <text:list-item>
                    <text:p>Heaven's Gate - Locked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Find the sangraal</text:p>
                    <text:list>
                      <text:list-item>
                        <text:p>Unlocks Spells</text:p>
                      </text:list-item>
                      <text:list-item>
                        <text:p>Reward – Ring of Shadow Resistance</text:p>
                      </text:list-item>
                    </text:list>
                  </text:list-item>
                  <text:list-item>
                    <text:p>Recover the Runes Needed too learn the Favors</text:p>
                    <text:list>
                      <text:list-item>
                        <text:p>Rewards – Unlocks spells</text:p>
                      </text:list-item>
                    </text:list>
                  </text:list-item>
                </text:list>
              </text:list-item>
              <text:list-item>
                <text:p>Drops</text:p>
                <text:list>
                  <text:list-item>
                    <text:p>Acolyte Mantle Set</text:p>
                  </text:list-item>
                  <text:list-item>
                    <text:p>M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ed &amp; Breakfast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Services</text:p>
                <text:list>
                  <text:list-item>
                    <text:p>Rest - cheap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The Lord of Light</text:p>
                  </text:list-item>
                  <text:list-item>
                    <text:p>The Town feeling</text:p>
                  </text:list-item>
                  <text:list-item>
                    <text:p>The Dungeons</text:p>
                  </text:list-item>
                  <text:list-item>
                    <text:p>The Magistrate</text:p>
                  </text:list-item>
                  <text:list-item>
                    <text:p>The Righteous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attlements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5 dungeon levels</text:p>
                <text:list>
                  <text:list-item>
                    <text:p>Last level links back to main town and can open a barred door back to it. - Opens up access to the dungeons</text:p>
                  </text:list-item>
                </text:list>
              </text:list-item>
              <text:list-item>
                <text:p>Items:</text:p>
                <text:list>
                  <text:list-item>
                    <text:p>Long Spear</text:p>
                  </text:list-item>
                  <text:list-item>
                    <text:p>Kite Shield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Contains</text:p>
                <text:list>
                  <text:list-item>
                    <text:p>Knights, Heavy Knights and Archers</text:p>
                  </text:list-item>
                  <text:list-item>
                    <text:p>A hidden room contains a wooden reli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ungeons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Accessed from main town once battlements has been completed</text:p>
              </text:list-item>
              <text:list-item>
                <text:p>Links to the Magistrate's Stronghold at level 4</text:p>
              </text:list-item>
              <text:list-item>
                <text:p>Dungeon level 5 is locked by a key dropped by the magistrate, it can be picked with high skill.</text:p>
              </text:list-item>
              <text:list-item>
                <text:p>Dungeon level 5 contains the prison of the Forge Master</text:p>
              </text:list-item>
              <text:list-item>
                <text:p>Dungeon level 8 is locked by a key dropped by the magistrate. <text:s/>It cannot be picked.</text:p>
              </text:list-item>
              <text:list-item>
                <text:p>Dungeon Level 8 contains hold the Standard Bearer</text:p>
              </text:list-item>
              <text:list-item>
                <text:p>Dungeon level 10 accesses the Cathedral.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Contains</text:p>
                <text:list>
                  <text:list-item>
                    <text:p>Forge Master Captive</text:p>
                  </text:list-item>
                  <text:list-item>
                    <text:p>Standard Bearer Captive</text:p>
                  </text:list-item>
                  <text:list-item>
                    <text:p>Locked cell on 5 contains hidden passage to some loot.</text:p>
                  </text:list-item>
                  <text:list-item>
                    <text:p>Level 8 contains a very strong non-re-spawning Dungeon Keeper.</text:p>
                  </text:list-item>
                </text:list>
              </text:list-item>
              <text:list-item>
                <text:p>Items:</text:p>
                <text:list>
                  <text:list-item>
                    <text:p>Scepter – In a Vault</text:p>
                  </text:list-item>
                  <text:list-item>
                    <text:p>Parrying Dagger</text:p>
                  </text:list-item>
                  <text:list-item>
                    <text:p>Scale Leather Armor Set</text:p>
                  </text:list-item>
                  <text:list-item>
                    <text:p>Ring of Fire Resistanc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gistrate's Stronghold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Outside is accessed by the dungeons.</text:p>
              </text:list-item>
              <text:list-item>
                <text:p>Outside has a switch that opens a barred door back to the lowtown.</text:p>
              </text:list-item>
              <text:list-item>
                <text:p>The Magistrate is on level 5 of the stronghold.</text:p>
              </text:list-item>
              <text:list-item>
                <text:p>Items:</text:p>
                <text:list>
                  <text:list-item>
                    <text:p>Laminate Armor Set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Numerous powerful knights and archers fill the stronghold</text:p>
              </text:list-item>
              <text:list-item>
                <text:p>Boss-fight with the magistrate</text:p>
                <text:list>
                  <text:list-item>
                    <text:p>Drops Dungeon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thedral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Large open rooms.</text:p>
              </text:list-item>
              <text:list-item>
                <text:p>Links to the inner sanctum</text:p>
                <text:list>
                  <text:list-item>
                    <text:p>Fight with the Righteous One A knight wielding flame blades.</text:p>
                  </text:list-item>
                  <text:list-item>
                    <text:p>Links to the tower of Light</text:p>
                  </text:list-item>
                </text:list>
              </text:list-item>
              <text:list-item>
                <text:p>Items:</text:p>
                <text:list>
                  <text:list-item>
                    <text:p>Glaive</text:p>
                  </text:list-item>
                  <text:list-item>
                    <text:p>Acolyte Mantle Set</text:p>
                  </text:list-item>
                  <text:list-item>
                    <text:p>Galahad's Shield (well Hidden)</text:p>
                  </text:list-item>
                  <text:list-item>
                    <text:p>Blue Ring (well Hidden)</text:p>
                  </text:list-item>
                  <text:list-item>
                    <text:p>Book of Wiki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Boss fight with the Righteous one</text:p>
                <text:list>
                  <text:list-item>
                    <text:p>Drops the Fire Rune</text:p>
                  </text:list-item>
                  <text:list-item>
                    <text:p>Blocks the path to the Tower of L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wer of Light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Tower is 8 levels filled with knights and clerics wielding holy magics.</text:p>
              </text:list-item>
              <text:list-item>
                <text:p>Items:</text:p>
                <text:list>
                  <text:list-item>
                    <text:p>Long Bow</text:p>
                  </text:list-item>
                  <text:list-item>
                    <text:p>Martyr's Relic</text:p>
                  </text:list-item>
                  <text:list-item>
                    <text:p>Lancelot's Shield</text:p>
                  </text:list-item>
                  <text:list-item>
                    <text:p>Red Ring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Boss Fight with the Lord of Light</text:p>
                <text:list>
                  <text:list-item>
                    <text:p>Casts powerful Divine Favors</text:p>
                  </text:list-item>
                  <text:list-item>
                    <text:p>Wields a massive sword.</text:p>
                  </text:list-item>
                  <text:list-item>
                    <text:p>Drops the Rune of L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mb of the Martyr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5 levels of extremely powerful monsters</text:p>
              </text:list-item>
              <text:list-item>
                <text:p>Only accessible by a very corrupt Avalonian character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An angelic figure wielding the Lance of Light.</text:p>
                <text:list>
                  <text:list-item>
                    <text:p>Drops artifact weapon</text:p>
                  </text:list-item>
                </text:list>
              </text:list-item>
              <text:list-item>
                <text:p>Filled with undead that deal holy da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tlantis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Places</text:p>
              </text:list-header>
              <text:list-item>
                <text:p>Mining Town: Attalan</text:p>
              </text:list-item>
              <text:list-item>
                <text:p>Mountain Pass</text:p>
              </text:list-item>
              <text:list-item>
                <text:p>Mines</text:p>
              </text:list-item>
              <text:list-item>
                <text:p>Hermit's Cave</text:p>
              </text:list-item>
              <text:list-item>
                <text:p>Old Mansion</text:p>
              </text:list-item>
              <text:list-item>
                <text:p>Clockwork Windmill</text:p>
              </text:list-item>
              <text:list-item>
                <text:p>Tower of Shadow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header>
                <text:p>Themes</text:p>
              </text:list-header>
              <text:list-item>
                <text:p>Vampire</text:p>
              </text:list-item>
              <text:list-item>
                <text:p>Greco-Eastern European</text:p>
              </text:list-item>
              <text:list-item>
                <text:p>Goth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ctor, the Mage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Sells</text:p>
                <text:list>
                  <text:list-item>
                    <text:p>Mana Poition</text:p>
                  </text:list-item>
                </text:list>
              </text:list-item>
              <text:list-item>
                <text:p>Teaches</text:p>
                <text:list>
                  <text:list-item>
                    <text:p>Flame Bolt</text:p>
                  </text:list-item>
                  <text:list-item>
                    <text:p>Lantern</text:p>
                  </text:list-item>
                  <text:list-item>
                    <text:p>Magic Shield</text:p>
                  </text:list-item>
                  <text:list-item>
                    <text:p>Magic Tether</text:p>
                  </text:list-item>
                  <text:list-item>
                    <text:p>Pillar of Rock - Locked</text:p>
                  </text:list-item>
                  <text:list-item>
                    <text:p>Water Jet - Locked</text:p>
                  </text:list-item>
                  <text:list-item>
                    <text:p>Tornado - Locked</text:p>
                  </text:list-item>
                  <text:list-item>
                    <text:p>Ball Lightning - Locked</text:p>
                  </text:list-item>
                  <text:list-item>
                    <text:p>Fire Rain - Locked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Get elemental runes to unlock magic.</text:p>
                  </text:list-item>
                  <text:list-item>
                    <text:p>Recover the Crystal Wand:</text:p>
                    <text:list>
                      <text:list-item>
                        <text:p>Reward: Mana 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ttalan Innkeeper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Offers</text:p>
                <text:list>
                  <text:list-item>
                    <text:p>Rest<text:tab/>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Attalan</text:p>
                  </text:list-item>
                  <text:list-item>
                    <text:p>The Mines</text:p>
                  </text:list-item>
                  <text:list-item>
                    <text:p>The Shadow Lord</text:p>
                  </text:list-item>
                  <text:list-item>
                    <text:p>Vamp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yor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Rule of the <text:s/>Shadow Lord</text:p>
                  </text:list-item>
                  <text:list-item>
                    <text:p>Missing people</text:p>
                  </text:list-item>
                  <text:list-item>
                    <text:p>The Clockwork Mill</text:p>
                  </text:list-item>
                  <text:list-item>
                    <text:p>The Old Mansion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Rescue missing people from town.</text:p>
                    <text:list>
                      <text:list-item>
                        <text:p>Reward : Gold &amp; Ring of Magic Resistance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issing Towns folk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Rescued from the mines</text:p>
              </text:list-item>
              <text:list-item>
                <text:p>Sells</text:p>
                <text:list>
                  <text:list-item>
                    <text:p>Herbal Compounds</text:p>
                  </text:list-item>
                  <text:list-item>
                    <text:p>Healing Salve</text:p>
                  </text:list-item>
                  <text:list-item>
                    <text:p>Basic Ores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Only spawns after rescue</text:p>
              </text:list-item>
              <text:list-item>
                <text:p>Talks about</text:p>
                <text:list>
                  <text:list-item>
                    <text:p>Traps in the mines</text:p>
                  </text:list-item>
                  <text:list-item>
                    <text:p>The Slavemaster holds the key to the mill.</text:p>
                  </text:list-item>
                  <text:list-item>
                    <text:p>The Clockwork Gol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untain Pass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A few human mindless slaves roam about.</text:p>
              </text:list-item>
              <text:list-item>
                <text:p>Links to The Mines</text:p>
              </text:list-item>
              <text:list-item>
                <text:p>Old Mansion</text:p>
              </text:list-item>
              <text:list-item>
                <text:p>Clockwork tower</text:p>
              </text:list-item>
              <text:list-item>
                <text:p>Hermit's Cave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Hostile environment</text:p>
              </text:list-item>
              <text:list-item>
                <text:p>This is the hub of Atlantis</text:p>
              </text:list-item>
              <text:list-item>
                <text:p>Access to the clockwork tower is gained once the player has reached the tower through a dropped down ladd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ermit's Cave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Teaches</text:p>
                <text:list>
                  <text:list-item>
                    <text:p>Regenerate</text:p>
                  </text:list-item>
                  <text:list-item>
                    <text:p>Shadow Blade</text:p>
                  </text:list-item>
                  <text:list-item>
                    <text:p>Blade of Light</text:p>
                  </text:list-item>
                  <text:list-item>
                    <text:p>Purification</text:p>
                  </text:list-item>
                  <text:list-item>
                    <text:p>Banish</text:p>
                  </text:list-item>
                </text:list>
              </text:list-item>
              <text:list-item>
                <text:p>Quests</text:p>
                <text:list>
                  <text:list-item>
                    <text:p>Recover the Book of Wiki</text:p>
                    <text:list>
                      <text:list-item>
                        <text:p>Reward:Ring of Holy Resistanc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The entrance to the hermit's cave is through a hidden door.</text:p>
              </text:list-item>
              <text:list-item>
                <text:p>He only talks to players with positive alignment</text:p>
              </text:list-item>
              <text:list-item>
                <text:p>Talks about</text:p>
                <text:list>
                  <text:list-item>
                    <text:p>Oppressive Religion in Avalon</text:p>
                  </text:list-item>
                  <text:list-item>
                    <text:p>True Power of God</text:p>
                  </text:list-item>
                  <text:list-item>
                    <text:p>Hermit Life</text:p>
                  </text:list-item>
                  <text:list-item>
                    <text:p>The Aspect Ru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izards Tower<text:tab/>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5 Levels of Magical Beasts</text:p>
              </text:list-item>
              <text:list-item>
                <text:p>Teaches</text:p>
                <text:list>
                  <text:list-item>
                    <text:p>Resistance</text:p>
                  </text:list-item>
                  <text:list-item>
                    <text:p>Trigger</text:p>
                  </text:list-item>
                  <text:list-item>
                    <text:p>Reflect Magic</text:p>
                  </text:list-item>
                  <text:list-item>
                    <text:p>Sun Burst</text:p>
                  </text:list-item>
                  <text:list-item>
                    <text:p>Shadow Flare</text:p>
                  </text:list-item>
                  <text:list-item>
                    <text:p>Spirit Ray</text:p>
                  </text:list-item>
                  <text:list-item>
                    <text:p>Entangle</text:p>
                  </text:list-item>
                  <text:list-item>
                    <text:p>Blink</text:p>
                  </text:list-item>
                </text:list>
              </text:list-item>
              <text:list-item>
                <text:p>Items in the tower:</text:p>
                <text:list>
                  <text:list-item>
                    <text:p>Philosopher's Wand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Magic</text:p>
                  </text:list-item>
                  <text:list-item>
                    <text:p>The Magic Test</text:p>
                  </text:list-item>
                  <text:list-item>
                    <text:p>The Aspect Runes</text:p>
                  </text:list-item>
                </text:list>
              </text:list-item>
              <text:list-item>
                <text:p>Quest:</text:p>
                <text:list>
                  <text:list-item>
                    <text:p>Recover the Eye of Eshu</text:p>
                    <text:list>
                      <text:list-item>
                        <text:p>Rewards: Unlocks powerful magic</text:p>
                      </text:list-item>
                    </text:list>
                  </text:list-item>
                </text:list>
              </text:list-item>
              <text:list-item>
                <text:p>The Magic Test is a Dungeon that will remove the player's Equipment Save for a single wand. <text:s/>And Return Rune. <text:s/>The Player must get through the maze using only magic to pass the test. <text:s/>Using the Return Rune forfeits the test.</text:p>
              </text:list-item>
              <text:list-item>
                <text:p>Drops:</text:p>
                <text:list>
                  <text:list-item>
                    <text:p>Sage Mantle Se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Mines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10 levels of mines wind through the mountains</text:p>
              </text:list-item>
              <text:list-item>
                <text:p>On the 4<text:span text:style-name="T3">th</text:span> level payer can find missing townsfolk held captive</text:p>
              </text:list-item>
              <text:list-item>
                <text:p>On the 8<text:span text:style-name="T3">th</text:span> level the player can reach the clockwork mill.</text:p>
              </text:list-item>
              <text:list-item>
                <text:p>The Slave Master on the 10<text:span text:style-name="T3">th</text:span> Floor Drops the Clockwork Key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Mindless Slaves work the mines and attack all who enter</text:p>
              </text:list-item>
              <text:list-item>
                <text:p>Low Vampires are common</text:p>
              </text:list-item>
              <text:list-item>
                <text:p>High drop rate for item upgrades</text:p>
              </text:list-item>
              <text:list-item>
                <text:p>On the 10<text:span text:style-name="T3">th</text:span> level the player will encounter the slave master, a powerful vampire that will drop the clockwork key.</text:p>
              </text:list-item>
              <text:list-item>
                <text:p>Items:</text:p>
                <text:list>
                  <text:list-item>
                    <text:p>Wand</text:p>
                  </text:list-item>
                  <text:list-item>
                    <text:p>Battle Axe</text:p>
                  </text:list-item>
                  <text:list-item>
                    <text:p>Sage Mantle Set</text:p>
                  </text:list-item>
                  <text:list-item>
                    <text:p>Heater Shield</text:p>
                  </text:list-item>
                  <text:list-item>
                    <text:p>Dragon Scale Shie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lockwork Mill</text:p>
          </draw:text-box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Outside first, then inside.</text:p>
              </text:list-item>
              <text:list-item>
                <text:p>Outside the player can drop down a ladder to access the mountain pass directly</text:p>
              </text:list-item>
              <text:list-item>
                <text:p>Outside the player can see the Tower of Shadow. <text:s/>It cannot be accessed.</text:p>
              </text:list-item>
              <text:list-item>
                <text:p>Inside it is 8 levels of dungeon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At the top of the mill is the Wind Rune powered Clockwork golem. <text:s/>Defeating the boss gives the player the Air Rune and access to the Tower of Shadow.</text:p>
              </text:list-item>
              <text:list-item>
                <text:p>Filled with more slaves and stronger vampires.</text:p>
              </text:list-item>
              <text:list-item>
                <text:p>Items:</text:p>
                <text:list>
                  <text:list-item>
                    <text:p>Saint's Relic</text:p>
                  </text:list-item>
                  <text:list-item>
                    <text:p>Rapier</text:p>
                  </text:list-item>
                  <text:list-item>
                    <text:p>Lance</text:p>
                  </text:list-item>
                  <text:list-item>
                    <text:p>Heavy Chain Mail set</text:p>
                  </text:list-item>
                  <text:list-item>
                    <text:p>Agamotto's R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wer of Shadow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8 Levels of dungeon, ascending.</text:p>
              </text:list-item>
              <text:list-item>
                <text:p>Nasty Traps</text:p>
              </text:list-item>
              <text:list-item>
                <text:p>Items:</text:p>
                <text:list>
                  <text:list-item>
                    <text:p>Wizard's Staff</text:p>
                  </text:list-item>
                  <text:list-item>
                    <text:p>Pike</text:p>
                  </text:list-item>
                  <text:list-item>
                    <text:p>Yellow Ring</text:p>
                  </text:list-item>
                  <text:list-item>
                    <text:p>Heart of Darkness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Filled with elite vampire knights.</text:p>
              </text:list-item>
              <text:list-item>
                <text:p>At the top is the Lord of Shadow</text:p>
                <text:list>
                  <text:list-item>
                    <text:p>Moves Very Fast</text:p>
                  </text:list-item>
                  <text:list-item>
                    <text:p>Cast powerful magic spells.</text:p>
                  </text:list-item>
                  <text:list-item>
                    <text:p>Drops the Shadow Ru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ld Mansion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Only accessible by a corrupted atlantean character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5 levels of very powerful vampires </text:p>
              </text:list-item>
              <text:list-item>
                <text:p>Alucard is the boss, a very powerful vampire knight.</text:p>
                <text:list>
                  <text:list-item>
                    <text:p>Drops artifact weap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ua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Places</text:p>
              </text:list-header>
              <text:list-item>
                <text:p>Nomadic Camp : Freyr</text:p>
              </text:list-item>
              <text:list-item>
                <text:p>Forest</text:p>
              </text:list-item>
              <text:list-item>
                <text:p>Druidic Glade</text:p>
                <text:list>
                  <text:list-item>
                    <text:p>Cave of Trials</text:p>
                  </text:list-item>
                </text:list>
              </text:list-item>
              <text:list-item>
                <text:p>Canyon</text:p>
                <text:list>
                  <text:list-item>
                    <text:p>Crystal Caves</text:p>
                  </text:list-item>
                  <text:list-item>
                    <text:p>Ruins</text:p>
                  </text:list-item>
                  <text:list-item>
                    <text:p>Tower of Life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header>
                <text:p>Themes</text:p>
              </text:list-header>
              <text:list-item>
                <text:p>Werewolf (Skin-walker)</text:p>
              </text:list-item>
              <text:list-item>
                <text:p>Native american / Norse</text:p>
              </text:list-item>
              <text:list-item>
                <text:p>Forest / Cany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ief of the Tribe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The Old Lord of Life</text:p>
                  </text:list-item>
                  <text:list-item>
                    <text:p>The savage Wolf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Prove yourself with the hunt!</text:p>
                    <text:list>
                      <text:list-item>
                        <text:p>Return when you have completed all of the hunting quests</text:p>
                        <text:list>
                          <text:list-item>
                            <text:p>Reward: He will talk to you and present to you a Long Bow</text:p>
                            <text:p/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unters Guild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The Master Hunter of the Tribe is a leathery old man. <text:s/>He is uneasy about the long stay of the tribe at their current location. <text:s/>We wants to get back on the move and follow the good hunting.</text:p>
              </text:list-item>
              <text:list-item>
                <text:p>He will talk to the player about the above and:</text:p>
                <text:list>
                  <text:list-item>
                    <text:p>The Forrest</text:p>
                  </text:list-item>
                  <text:list-item>
                    <text:p>The Canyon</text:p>
                  </text:list-item>
                  <text:list-item>
                    <text:p>The Caves</text:p>
                  </text:list-item>
                  <text:list-item>
                    <text:p>The Old Druid</text:p>
                  </text:list-item>
                </text:list>
              </text:list-item>
              <text:list-item>
                <text:p>Teaches:</text:p>
                <text:list>
                  <text:list-item>
                    <text:p>Stealth</text:p>
                  </text:list-item>
                  <text:list-item>
                    <text:p>Climbing</text:p>
                  </text:list-item>
                  <text:list-item>
                    <text:p>Tracking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Quests for Particular Animal Pelts</text:p>
                <text:list>
                  <text:list-item>
                    <text:p>Large Wolf</text:p>
                    <text:list>
                      <text:list-item>
                        <text:p>Reward : Gold</text:p>
                      </text:list-item>
                    </text:list>
                  </text:list-item>
                  <text:list-item>
                    <text:p>Large Bear</text:p>
                    <text:list>
                      <text:list-item>
                        <text:p>Reward : Healing Potions &amp; Gold</text:p>
                      </text:list-item>
                    </text:list>
                  </text:list-item>
                  <text:list-item>
                    <text:p>Large Wyvern</text:p>
                    <text:list>
                      <text:list-item>
                        <text:p>Reward: Poison Cure, Gold &amp; Arrow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ow Master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Teaches:</text:p>
                <text:list>
                  <text:list-item>
                    <text:p>Quick Fire</text:p>
                  </text:list-item>
                  <text:list-item>
                    <text:p>Long Shot</text:p>
                  </text:list-item>
                  <text:list-item>
                    <text:p>Trick Shot</text:p>
                  </text:list-item>
                  <text:list-item>
                    <text:p>Eagle Eye</text:p>
                  </text:list-item>
                </text:list>
              </text:list-item>
              <text:list-item>
                <text:p>Sells</text:p>
                <text:list>
                  <text:list-item>
                    <text:p>Heavy Arrows</text:p>
                  </text:list-item>
                  <text:list-item>
                    <text:p>Hunting Bow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Shoot The Targets</text:p>
                    <text:list>
                      <text:list-item>
                        <text:p>Rewards – Unlocks <text:s/>teach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therwood Forest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5 large maps connected via sideways exits. <text:s/>Connects:</text:p>
                <text:list>
                  <text:list-item>
                    <text:p>Nomadic Village</text:p>
                  </text:list-item>
                  <text:list-item>
                    <text:p>Druids Glade</text:p>
                  </text:list-item>
                  <text:list-item>
                    <text:p>Canyon</text:p>
                  </text:list-item>
                  <text:list-item>
                    <text:p>Cave of Trials</text:p>
                  </text:list-item>
                </text:list>
              </text:list-item>
              <text:list-item>
                <text:p>Items:</text:p>
                <text:list>
                  <text:list-item>
                    <text:p>Brigandine Armor Set</text:p>
                  </text:list-item>
                  <text:list-item>
                    <text:p>Green Ring (Well Hidden)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Inhabited by wolves, bears and wyverns</text:p>
              </text:list-item>
              <text:list-item>
                <text:p>Low Level Werewolves</text:p>
              </text:list-item>
              <text:list-item>
                <text:p>Drops for healing items, herbal bas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ruid's Glade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The Forest</text:p>
                  </text:list-item>
                  <text:list-item>
                    <text:p>The Blight on the Land</text:p>
                  </text:list-item>
                  <text:list-item>
                    <text:p>The Wild Animals</text:p>
                  </text:list-item>
                </text:list>
              </text:list-item>
              <text:list-item>
                <text:p>Formula:</text:p>
                <text:list>
                  <text:list-item>
                    <text:p>Purge Salve</text:p>
                  </text:list-item>
                  <text:list-item>
                    <text:p>Cure Salve</text:p>
                  </text:list-item>
                </text:list>
              </text:list-item>
              <text:list-item>
                <text:p>Sells</text:p>
                <text:list>
                  <text:list-item>
                    <text:p>Healing Potion</text:p>
                  </text:list-item>
                </text:list>
              </text:list-item>
              <text:list-item>
                <text:p>Teaches</text:p>
                <text:list>
                  <text:list-item>
                    <text:p>Regenerate</text:p>
                  </text:list-item>
                  <text:list-item>
                    <text:p>Call Lightning</text:p>
                  </text:list-item>
                  <text:list-item>
                    <text:p>Quake</text:p>
                  </text:list-item>
                  <text:list-item>
                    <text:p>Water of Life</text:p>
                  </text:list-item>
                  <text:list-item>
                    <text:p>Nature's Fire</text:p>
                  </text:list-item>
                  <text:list-item>
                    <text:p>Revive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Quests</text:p>
                <text:list>
                  <text:list-item>
                    <text:p>Save an injured Animal from the Den of the Savage Wolf</text:p>
                    <text:list>
                      <text:list-item>
                        <text:p>Reward: 7 League Boots</text:p>
                      </text:list-item>
                    </text:list>
                  </text:list-item>
                  <text:list-item>
                    <text:p>Remove the Blight form the Swamplands</text:p>
                    <text:list>
                      <text:list-item>
                        <text:p>Kill the Tree of Bone</text:p>
                        <text:list>
                          <text:list-item>
                            <text:p>Reward: Hitati's Crystal</text:p>
                          </text:list-item>
                        </text:list>
                      </text:list-item>
                    </text:list>
                  </text:list-item>
                  <text:list-item>
                    <text:p>Save the Lost Spirit of the Nymph</text:p>
                    <text:list>
                      <text:list-item>
                        <text:p>Ring of Lightning Resist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ua Canyon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A large winding map that leads to the Den of the Savage Wolf and the Crystal Caverns</text:p>
              </text:list-item>
              <text:list-item>
                <text:p>Entrance into the crystal caverns is blocked until the player recovers the resonance crystal from the Savage Wolf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Inhabited by lesser werewolves and greater wyverns</text:p>
              </text:list-item>
              <text:list-item>
                <text:p>Items</text:p>
                <text:list>
                  <text:list-item>
                    <text:p>Viking Ax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n of the Savage Wolf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3 levels of underground</text:p>
              </text:list-item>
              <text:list-item>
                <text:p>Falling rock traps and breakables stand in the player's path.</text:p>
              </text:list-item>
              <text:list-item>
                <text:p>Items:</text:p>
                <text:list>
                  <text:list-item>
                    <text:p>Claymore</text:p>
                  </text:list-item>
                  <text:list-item>
                    <text:p>Ring Mail Set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Boss Fight with the Savage wolf, a werewolf gone completely feral. <text:s/>He drops the Resonance Crystal needed for entrance into the crystal caves</text:p>
              </text:list-item>
              <text:list-item>
                <text:p>Werewolves and greater werewolves inhabit the 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rystal cavern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4 interconnecting maps filled Greater Wyverns and cave bears.</text:p>
              </text:list-item>
              <text:list-item>
                <text:p>The 4<text:span text:style-name="T3">th</text:span> floor <text:s/>is home to the crystal golem. It holds the Earth Rune and blocks exit from the level to the Ancient Ruins.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A large crystal blocks the player from entering the cave. <text:s/>If the player holds the resonance crystal, a Cracked crystal will spawn in its stead, which can be broken.</text:p>
              </text:list-item>
              <text:list-item>
                <text:p>Items:</text:p>
                <text:list>
                  <text:list-item>
                    <text:p>Tower Shield</text:p>
                  </text:list-item>
                  <text:list-item>
                    <text:p>Atlus Ring</text:p>
                  </text:list-item>
                  <text:list-item>
                    <text:p>Eye of Eshu</text:p>
                  </text:list-item>
                  <text:list-item>
                    <text:p>Jogun Ca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cient Ruins / Tower of Nature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A large outdoor maze-like map.</text:p>
              </text:list-item>
              <text:list-item>
                <text:p>From here the player can enter the Tower of Nature.</text:p>
              </text:list-item>
              <text:list-item>
                <text:p>Tower of Nature is 8 levels of Greater Werewolves and Greater Wyverns</text:p>
              </text:list-item>
              <text:list-item>
                <text:p>Items:</text:p>
                <text:list>
                  <text:list-item>
                    <text:p>Composite Bow – Ruins</text:p>
                  </text:list-item>
                  <text:list-item>
                    <text:p>Kard(dagger) – Ruins</text:p>
                  </text:list-item>
                  <text:list-item>
                    <text:p>Woven Chain Mail Set <text:s/>- Ruins</text:p>
                  </text:list-item>
                  <text:list-item>
                    <text:p>Sangraal - Ruins</text:p>
                  </text:list-item>
                  <text:list-item>
                    <text:p>Halberd – Tower</text:p>
                  </text:list-item>
                  <text:list-item>
                    <text:p>Sarissa – Tower</text:p>
                  </text:list-item>
                  <text:list-item>
                    <text:p>White Ring - Tower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Hidden among the ruins are some good equipment pickups.</text:p>
              </text:list-item>
              <text:list-item>
                <text:p>There is an old gateway here that leads back to hidden area in the forest. <text:s/>A switch can be activated to gain easier access to this are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ave of Trial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Only accessible for highly corrupt Muan characters.</text:p>
              </text:list-item>
              <text:list-item>
                <text:p>The Druid will show the player the way if the player has completed the quests for the druid.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5 levels of immensely powerful animal spirits.</text:p>
              </text:list-item>
              <text:list-item>
                <text:p>At the heart of the cave is the Great Wolf, wielder of the Artifact Weap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emuria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Places</text:p>
              </text:list-header>
              <text:list-item>
                <text:p>Port Town : Dagon</text:p>
              </text:list-item>
              <text:list-item>
                <text:p>Catacombs</text:p>
              </text:list-item>
              <text:list-item>
                <text:p>Monestary</text:p>
              </text:list-item>
              <text:list-item>
                <text:p>Lighthouse</text:p>
              </text:list-item>
              <text:list-item>
                <text:p>Island of Illusion</text:p>
              </text:list-item>
              <text:list-item>
                <text:p>Sunken Temple</text:p>
              </text:list-item>
              <text:list-item>
                <text:p>Tower of Dimension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header>
                <text:p>Themes</text:p>
              </text:list-header>
              <text:list-item>
                <text:p>HP Lovecraft</text:p>
              </text:list-item>
              <text:list-item>
                <text:p>African / Indian architecture</text:p>
              </text:list-item>
              <text:list-item>
                <text:p>Renaissance</text:p>
              </text:list-item>
              <text:list-item>
                <text:p>Cul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ort Town of Dagon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Buildings Include:</text:p>
              </text:list-item>
              <text:list-item>
                <text:p>The Old Monastery</text:p>
              </text:list-item>
              <text:list-item>
                <text:p>The Catacombs</text:p>
              </text:list-item>
              <text:list-item>
                <text:p>The Assassin;s Guild</text:p>
              </text:list-item>
              <text:list-item>
                <text:p>The Trade Shop</text:p>
              </text:list-item>
              <text:list-item>
                <text:p>The Light House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Most NPCs in the town are non-verb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sassin's Guild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Only Players that have high lock picking will be able to get in, and even there there will be many traps before you can get to the Master Assassin.</text:p>
              </text:list-item>
              <text:list-item>
                <text:p>The Master assassin will only offer contracts to Chaotic players.</text:p>
              </text:list-item>
              <text:list-item>
                <text:p>Master assassin Drops Sting (Dagger), Hood of the Night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Contracts for:</text:p>
                <text:list>
                  <text:list-item>
                    <text:p>The Necromancer</text:p>
                  </text:list-item>
                  <text:list-item>
                    <text:p>The Wizard</text:p>
                  </text:list-item>
                  <text:list-item>
                    <text:p>The Abbot</text:p>
                  </text:list-item>
                  <text:list-item>
                    <text:p>The mining town Magic Shopkeep</text:p>
                  </text:list-item>
                  <text:list-item>
                    <text:p>The Chief Thie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enom Master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This assassin is the master of dark potions. <text:s/>He teaches:</text:p>
                <text:list>
                  <text:list-item>
                    <text:p>Shadow Potion</text:p>
                  </text:list-item>
                  <text:list-item>
                    <text:p>Poison Blade</text:p>
                  </text:list-item>
                  <text:list-item>
                    <text:p>Venom Blade</text:p>
                  </text:list-item>
                  <text:list-item>
                    <text:p>Plague Blade</text:p>
                  </text:list-item>
                  <text:list-item>
                    <text:p>Escape Potion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Quests</text:p>
                <text:list>
                  <text:list-item>
                    <text:p>Looking Ingredients</text:p>
                    <text:list>
                      <text:list-item>
                        <text:p>Wyvern's Stinger</text:p>
                      </text:list-item>
                      <text:list-item>
                        <text:p>Black Lotus</text:p>
                      </text:list-item>
                      <text:list-item>
                        <text:p>Blood of the Hangman's Tree</text:p>
                      </text:list-item>
                      <text:list-item>
                        <text:p>Goo from the Pools of the Mausole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sassin Taskmaster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Teaches</text:p>
                <text:list>
                  <text:list-item>
                    <text:p>Knife Throwing</text:p>
                  </text:list-item>
                  <text:list-item>
                    <text:p>Below the Belt</text:p>
                  </text:list-item>
                  <text:list-item>
                    <text:p>Back Attack</text:p>
                  </text:list-item>
                  <text:list-item>
                    <text:p>Knife Fighter</text:p>
                  </text:list-item>
                  <text:list-item>
                    <text:p>Hind Sight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Sells</text:p>
                <text:list>
                  <text:list-item>
                    <text:p>Throwing Knives</text:p>
                  </text:list-item>
                  <text:list-item>
                    <text:p>Poisoned Throwing Knives</text:p>
                  </text:list-item>
                  <text:list-item>
                    <text:p>Poisoned Arrows</text:p>
                  </text:list-item>
                  <text:list-item>
                    <text:p>Stiletto</text:p>
                  </text:list-item>
                  <text:list-item>
                    <text:p>Parry Dagger</text:p>
                  </text:list-item>
                  <text:list-item>
                    <text:p>Poison Bl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avern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Services</text:p>
                <text:list>
                  <text:list-item>
                    <text:p>Rest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Owner of the Tavern talks about:</text:p>
                <text:list>
                  <text:list-item>
                    <text:p>The Eerie people of the town</text:p>
                  </text:list-item>
                  <text:list-item>
                    <text:p>The Old Monastery</text:p>
                  </text:list-item>
                  <text:list-item>
                    <text:p>The Mysterious Island in the <text:s/>F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ort Trader Stall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Sells</text:p>
                <text:list>
                  <text:list-item>
                    <text:p>Some Basic Ores</text:p>
                  </text:list-item>
                  <text:list-item>
                    <text:p>Purge Salve</text:p>
                  </text:list-item>
                  <text:list-item>
                    <text:p>Cure Salve</text:p>
                  </text:list-item>
                  <text:list-item>
                    <text:p>Herbal and Alchemy Bases</text:p>
                  </text:list-item>
                  <text:list-item>
                    <text:p>Apprentice Garb set</text:p>
                  </text:list-item>
                  <text:list-item>
                    <text:p>Trident</text:p>
                  </text:list-item>
                  <text:list-item>
                    <text:p>Maul</text:p>
                  </text:list-item>
                  <text:list-item>
                    <text:p>Stiletto</text:p>
                  </text:list-item>
                  <text:list-item>
                    <text:p>Dirk</text:p>
                  </text:list-item>
                  <text:list-item>
                    <text:p>Curais Armor set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here are a number of Trading stalls set up by the Do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tacomb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10 levels of Catacombs.</text:p>
              </text:list-item>
              <text:list-item>
                <text:p>On the 7<text:span text:style-name="T3">th</text:span> level lies the secret meeting place of the Cult of the Old One. <text:s/>Still lurking in these Lost Hallways is the Heart of the Old One, a mindless beast with great power. <text:s/>It holds the Great Iron Key to the old Monastery.</text:p>
              </text:list-item>
              <text:list-item>
                <text:p>Beyond the Lost Hallways the player can find deeper vaults. <text:s/>The burial chambers of the former rulers of Lemuria.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Below the Port town is the catacombs, part sewer, part public grave yard. <text:s/>It exists are a winding set of damp tunnels.</text:p>
              </text:list-item>
              <text:list-item>
                <text:p>Inhabited by Mad <text:s/>Cultists and some Mutated ones as well.</text:p>
              </text:list-item>
              <text:list-item>
                <text:p>Items:</text:p>
                <text:list>
                  <text:list-item>
                    <text:p>White Stone</text:p>
                  </text:list-item>
                  <text:list-item>
                    <text:p>Saber</text:p>
                  </text:list-item>
                  <text:list-item>
                    <text:p>Hoplon</text:p>
                  </text:list-item>
                  <text:list-item>
                    <text:p>Hush Ring</text:p>
                  </text:list-item>
                  <text:list-item>
                    <text:p>Ring of Poison Resi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Old Monastery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Locked and cannot be open without the Monastery Key.</text:p>
              </text:list-item>
              <text:list-item>
                <text:p>4 stories tall and 2 maps wide. <text:s/>It connects to the lighthouse.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Inhabited by the twisted Cultists of the Old One.</text:p>
              </text:list-item>
              <text:list-item>
                <text:p>Items:</text:p>
                <text:list>
                  <text:list-item>
                    <text:p>Baselard (dagger)</text:p>
                  </text:list-item>
                  <text:list-item>
                    <text:p>Skutum (shield)</text:p>
                  </text:list-item>
                  <text:list-item>
                    <text:p>Ring of Plague Resi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Lighthouse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2 levels down the player will face the kraken, a vassal of the Old One.</text:p>
              </text:list-item>
              <text:list-item>
                <text:p>5 levels up the player will find the Gateway to the Island of Illusion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he Kraken is a massive squid like being. <text:s/>It drops the Water Rune and blocks access to a chest that contains the Key to the Lighthouse Top Floor.</text:p>
              </text:list-item>
              <text:list-item>
                <text:p>Items:</text:p>
                <text:list>
                  <text:list-item>
                    <text:p>Maul</text:p>
                  </text:list-item>
                  <text:list-item>
                    <text:p>Scale Armor Set</text:p>
                  </text:list-item>
                  <text:list-item>
                    <text:p>Violet Ring (well Hidd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Island of Illusion / Tower of Dimension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Player can walk to</text:p>
                <text:list>
                  <text:list-item>
                    <text:p>The Sunken Temple</text:p>
                  </text:list-item>
                  <text:list-item>
                    <text:p>The Tower of Dimension</text:p>
                  </text:list-item>
                </text:list>
              </text:list-item>
              <text:list-item>
                <text:p>Items:</text:p>
                <text:list>
                  <text:list-item>
                    <text:p>Jabir's Stone</text:p>
                  </text:list-item>
                  <text:list-item>
                    <text:p>Master Mantle Set</text:p>
                  </text:list-item>
                  <text:list-item>
                    <text:p>Mirror Shield</text:p>
                  </text:list-item>
                  <text:list-item>
                    <text:p>Violet Ring (well Hidden) - Tower</text:p>
                  </text:list-item>
                  <text:list-item>
                    <text:p>Trident of the Gibson – Tower</text:p>
                  </text:list-item>
                  <text:list-item>
                    <text:p>Dash Boots – Tower</text:p>
                  </text:list-item>
                  <text:list-item>
                    <text:p>Book of Thoth - Tower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he Island is inhabited by Writhing mutations</text:p>
              </text:list-item>
              <text:list-item>
                <text:p>The Lord of Dimension is a teleporting magic wie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unken Temple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Only accessible by a highly corrupted Lemurian Character</text:p>
              </text:list-item>
              <text:list-item>
                <text:p>5 levels of immensely powerful writhing masses of chaos and teleport traps.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At the heart of the temple is the former Avatar of the Old One. <text:s/>It wields the Sword of the Void, an artifact weap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Ys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Places</text:p>
              </text:list-header>
              <text:list-item>
                <text:p>Swamplands</text:p>
              </text:list-item>
              <text:list-item>
                <text:p>Lost Town of Toben</text:p>
              </text:list-item>
              <text:list-item>
                <text:p>Old Witch</text:p>
              </text:list-item>
              <text:list-item>
                <text:p>The Asylum</text:p>
              </text:list-item>
              <text:list-item>
                <text:p>The Mausoleum</text:p>
              </text:list-item>
              <text:list-item>
                <text:p>The old Castle</text:p>
              </text:list-item>
              <text:list-item>
                <text:p>The Tower of Spirit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header>
                <text:p>Themes</text:p>
              </text:list-header>
              <text:list-item>
                <text:p>Ghosts / Undead</text:p>
              </text:list-item>
              <text:list-item>
                <text:p>Russian / Mongoli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wamplands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Connects to</text:p>
                <text:list>
                  <text:list-item>
                    <text:p>The Witches Hut is on an island</text:p>
                  </text:list-item>
                  <text:list-item>
                    <text:p>The Necromancer's Tower, accessible only with Necromancy</text:p>
                  </text:list-item>
                  <text:list-item>
                    <text:p>The Asylum</text:p>
                  </text:list-item>
                  <text:list-item>
                    <text:p>The Old Castle</text:p>
                  </text:list-item>
                  <text:list-item>
                    <text:p>The Mausoleum</text:p>
                  </text:list-item>
                  <text:list-item>
                    <text:p>The Lost Town of Toben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Roaming Skeletons and Spirits haunt the swamp</text:p>
              </text:list-item>
              <text:list-item>
                <text:p>Parts of the swamp limit the <text:s/>player's mobility</text:p>
              </text:list-item>
              <text:list-item>
                <text:p>Items:</text:p>
                <text:list>
                  <text:list-item>
                    <text:p>Old Stick</text:p>
                  </text:list-item>
                  <text:list-item>
                    <text:p>Boss Shield</text:p>
                  </text:list-item>
                </text:list>
              </text:list-item>
              <text:list-item>
                <text:p>The Bone Tree is the source of Blight in the area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ost Town of Toben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Alchemist's Workshop</text:p>
              </text:list-item>
              <text:list-item>
                <text:p>Derelict Buildings</text:p>
              </text:list-item>
              <text:list-item>
                <text:p>Grave digger</text:p>
              </text:list-item>
              <text:list-item>
                <text:p>Refugees</text:p>
              </text:list-item>
              <text:list-item>
                <text:p>Cemetery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Most of the inhabitants of the town have either left or been slaughtered.</text:p>
              </text:list-item>
              <text:list-item>
                <text:p>A feature of the town is a cemetery that has been expanded by the grave digger.</text:p>
              </text:list-item>
              <text:list-item>
                <text:p>Refugees can be told about the Start Town and will lea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rave Digger A the cemetery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Quests</text:p>
                <text:list>
                  <text:list-item>
                    <text:p>Help put some of the lost souls to rest.</text:p>
                    <text:list>
                      <text:list-item>
                        <text:p>The lost souls of the town are each missing a connection to their former lives and cannot move on. <text:s/>Recover their items from the swamp to fulfill this quest.</text:p>
                        <text:list>
                          <text:list-item>
                            <text:p>Reward: Tells about the Crypt being a passageway to the Mausoleum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The Slaughter of the town by the Lord of Spirit</text:p>
                  </text:list-item>
                  <text:list-item>
                    <text:p>The Alchemist's last stand</text:p>
                  </text:list-item>
                  <text:list-item>
                    <text:p>The Remains of the town.</text:p>
                  </text:list-item>
                </text:list>
              </text:list-item>
              <text:list-item>
                <text:p>Items Found:</text:p>
                <text:list>
                  <text:list-item>
                    <text:p>Thieves Tool Kit</text:p>
                  </text:list-item>
                  <text:list-item>
                    <text:p>Crystal Wand</text:p>
                  </text:list-item>
                  <text:list-item>
                    <text:p>Arrow Ca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Alchemist's Workshop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The Alchemist refused to abandon the town and died along with everyone. <text:s/>He now acts as a mindless spirit searching for his Rock. <text:s/>Once returned, his faculties do as well and he will talk about things and teach the payer formula</text:p>
              </text:list-item>
              <text:list-item>
                <text:p>Once Recovered he teaches:</text:p>
                <text:list>
                  <text:list-item>
                    <text:p>Healing Potion</text:p>
                  </text:list-item>
                  <text:list-item>
                    <text:p>Mana Potion</text:p>
                  </text:list-item>
                  <text:list-item>
                    <text:p>Bomb of Light</text:p>
                  </text:list-item>
                  <text:list-item>
                    <text:p>Elixer</text:p>
                  </text:list-item>
                  <text:list-item>
                    <text:p>Transmute</text:p>
                  </text:list-item>
                </text:list>
              </text:list-item>
              <text:list-item>
                <text:p>Item Found : Book of Alchemy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Being lost.../Missing my stone... until recovered</text:p>
                  </text:list-item>
                  <text:list-item>
                    <text:p>Building a Homunculus Body to possess.</text:p>
                  </text:list-item>
                  <text:list-item>
                    <text:p>I think I will need some resources...</text:p>
                  </text:list-item>
                </text:list>
              </text:list-item>
              <text:list-item>
                <text:p>Quests</text:p>
                <text:list>
                  <text:list-item>
                    <text:p>Recover the Cadeceus</text:p>
                    <text:list>
                      <text:list-item>
                        <text:p>Unlocks the Best Stuff</text:p>
                      </text:list-item>
                      <text:list-item>
                        <text:p>Reward: Mud Boots</text:p>
                      </text:list-item>
                    </text:list>
                  </text:list-item>
                  <text:list-item>
                    <text:p>Recover his Philosopher's Stone</text:p>
                    <text:list>
                      <text:list-item>
                        <text:p>Unlocks him teaching the formula</text:p>
                      </text:list-item>
                    </text:list>
                  </text:list-item>
                  <text:list-item>
                    <text:p>Recover Runes of Power to unlock what he can teac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anner's Workshop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Upgrades Leather Armors</text:p>
              </text:list-item>
              <text:list-item>
                <text:p>Sells</text:p>
                <text:list>
                  <text:list-item>
                    <text:p>Leather Armor Set</text:p>
                  </text:list-item>
                  <text:list-item>
                    <text:p>Cuir Builli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alks about:</text:p>
                <text:list>
                  <text:list-item>
                    <text:p>Surviving the Massacre</text:p>
                  </text:list-item>
                  <text:list-item>
                    <text:p>Leather Working</text:p>
                  </text:list-item>
                  <text:list-item>
                    <text:p>What Smel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Witch's Hut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Teaches</text:p>
                <text:list>
                  <text:list-item>
                    <text:p>Summon Skeleton</text:p>
                  </text:list-item>
                  <text:list-item>
                    <text:p>Hide</text:p>
                  </text:list-item>
                  <text:list-item>
                    <text:p>Demon Skull</text:p>
                  </text:list-item>
                  <text:list-item>
                    <text:p>Chain Lightning</text:p>
                  </text:list-item>
                  <text:list-item>
                    <text:p>Plague Cloud</text:p>
                  </text:list-item>
                  <text:list-item>
                    <text:p>Enthrall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alks about</text:p>
                <text:list>
                  <text:list-item>
                    <text:p>Surviving alone</text:p>
                  </text:list-item>
                  <text:list-item>
                    <text:p>Protection from Undead</text:p>
                  </text:list-item>
                  <text:list-item>
                    <text:p>The Massacre of the Town</text:p>
                  </text:list-item>
                  <text:list-item>
                    <text:p>The Undying Lord</text:p>
                  </text:list-item>
                </text:list>
              </text:list-item>
              <text:list-item>
                <text:p>Quests</text:p>
                <text:list>
                  <text:list-item>
                    <text:p>Missing Her Familiar</text:p>
                    <text:list>
                      <text:list-item>
                        <text:p>Reward – Training 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cromancer's Tower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5 Levels of Undead Inhabited Dungeon</text:p>
              </text:list-item>
              <text:list-item>
                <text:p>Teaches:</text:p>
                <text:list>
                  <text:list-item>
                    <text:p>Summon Zombie</text:p>
                  </text:list-item>
                  <text:list-item>
                    <text:p>Fire Wraith</text:p>
                  </text:list-item>
                  <text:list-item>
                    <text:p>Summon Spectre</text:p>
                  </text:list-item>
                  <text:list-item>
                    <text:p>Summon Lich</text:p>
                  </text:list-item>
                  <text:list-item>
                    <text:p>Summon Bone Golem</text:p>
                  </text:list-item>
                  <text:list-item>
                    <text:p>Raise Dead</text:p>
                  </text:list-item>
                  <text:list-item>
                    <text:p>Gateway to the underworld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Will only talk to Players with a Necromancy Catalyst</text:p>
                <text:list>
                  <text:list-item>
                    <text:p>Talks about the Undying Lord</text:p>
                  </text:list-item>
                  <text:list-item>
                    <text:p>Talks about immortality</text:p>
                  </text:list-item>
                  <text:list-item>
                    <text:p>Talks about Necromancy</text:p>
                  </text:list-item>
                </text:list>
              </text:list-item>
              <text:list-item>
                <text:p>Quests</text:p>
                <text:list>
                  <text:list-item>
                    <text:p>Heart of Darkness</text:p>
                    <text:list>
                      <text:list-item>
                        <text:p>Rewards: Master Ring</text:p>
                      </text:list-item>
                    </text:list>
                  </text:list-item>
                  <text:list-item>
                    <text:p>Book of Thoth</text:p>
                    <text:list>
                      <text:list-item>
                        <text:p>Unlocks Advanced Magic</text:p>
                      </text:list-item>
                    </text:list>
                  </text:list-item>
                </text:list>
              </text:list-item>
              <text:list-item>
                <text:p>Drops</text:p>
                <text:list>
                  <text:list-item>
                    <text:p>Reaper's Scythe</text:p>
                  </text:list-item>
                  <text:list-item>
                    <text:p>Master Mantle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Asylum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5 level dungeon linking to</text:p>
              </text:list-item>
              <text:list-item>
                <text:p>Tower of Science – 5 levels up.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he Asylum is locked.</text:p>
              </text:list-item>
              <text:list-item>
                <text:p>Inhabitants include the insane and some undead</text:p>
              </text:list-item>
              <text:list-item>
                <text:p>On the Last level, the player will encounter a tower filled with science and torture sign. <text:s/></text:p>
              </text:list-item>
              <text:list-item>
                <text:p>At the top of this level the player will face the Lightning Lich. Drops Key Item, Undying Heart and Lightning Rune.</text:p>
              </text:list-item>
              <text:list-item>
                <text:p>Items:</text:p>
                <text:list>
                  <text:list-item>
                    <text:p>Bone Wand</text:p>
                  </text:list-item>
                  <text:list-item>
                    <text:p>Cracked Stone</text:p>
                  </text:list-item>
                  <text:list-item>
                    <text:p>Philosopher's Stone</text:p>
                  </text:list-item>
                  <text:list-item>
                    <text:p>War Hammer</text:p>
                  </text:list-item>
                  <text:list-item>
                    <text:p>Curais Armor Set</text:p>
                  </text:list-item>
                  <text:list-item>
                    <text:p>Allan's 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usoleum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7 Levels of Undead</text:p>
              </text:list-item>
              <text:list-item>
                <text:p>Access is Barred</text:p>
              </text:list-item>
              <text:list-item>
                <text:p>Only way in is through a Crypt in the Town graveyard.</text:p>
              </text:list-item>
              <text:list-item>
                <text:p>Items:</text:p>
                <text:list>
                  <text:list-item>
                    <text:p>Skull Scepter – Inner Sanctum</text:p>
                  </text:list-item>
                  <text:list-item>
                    <text:p>Thunder Half-Cape - Inner</text:p>
                  </text:list-item>
                  <text:list-item>
                    <text:p>Fauchard – Outer</text:p>
                  </text:list-item>
                  <text:list-item>
                    <text:p>Black Ring</text:p>
                  </text:list-item>
                  <text:list-item>
                    <text:p>Royal Cape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At the inner most chamber of the mausoleum is the Alter of Death.</text:p>
              </text:list-item>
              <text:list-item>
                <text:p>Here the player will fight a reaper. <text:s/>A summoning scythe wielding spirit. <text:s/>It will drop the Asylum Key and blocks the way to the Tower of Spirit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wer of Spirit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Open once the player has defeated the Reaper.</text:p>
              </text:list-item>
              <text:list-item>
                <text:p>7 levels of very powerful undead.</text:p>
              </text:list-item>
              <text:list-item>
                <text:p>The Undying Lord is a massive knight with a huge axe that regenerates.</text:p>
              </text:list-item>
              <text:list-item>
                <text:p>Items:</text:p>
                <text:list>
                  <text:list-item>
                    <text:p>Bone Scythe</text:p>
                  </text:list-item>
                  <text:list-item>
                    <text:p>War Scythe</text:p>
                  </text:list-item>
                  <text:list-item>
                    <text:p>Orange Ring</text:p>
                  </text:list-item>
                  <text:list-item>
                    <text:p>Cadeceus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The Player can skip the Asylum and come straight to fight the Undying Lord.</text:p>
              </text:list-item>
              <text:list-item>
                <text:p>However, the Undying Lord cannot die unless the player possesses the Undying Heart.</text:p>
              </text:list-item>
              <text:list-item>
                <text:p>The Undying Lord will taunt the play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ost Castle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Only accessible to a highly corrupted Ysean character.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5 levels of immensely powerful undead</text:p>
              </text:list-item>
              <text:list-item>
                <text:p>The Abomination “Bolt” awaits at the heart of the castle. <text:s/>Wielding the poweful Spirit Ax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nderworld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Links</text:p>
              </text:list-header>
              <text:list-item>
                <text:p>5 Elemental Planes of Hell</text:p>
              </text:list-item>
              <text:list-item>
                <text:p>Lower Plane of Hell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header>
                <text:p>Themes</text:p>
              </text:list-header>
              <text:list-item>
                <text:p>Dante's Infern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lemental Planes of Hell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Each of the 5 planes follow a different elemental theme.</text:p>
              </text:list-item>
              <text:list-item>
                <text:p>Each are 20 levels of randomly generated pain.</text:p>
              </text:list-item>
              <text:list-item>
                <text:p>At the bottom of each level is a powerful Elemental Demon that will drop a GateRune</text:p>
              </text:list-item>
              <text:list-item>
                <text:p>With all 5 Gaterunes recovered the player will be able to face the Mistress of the Underworld.</text:p>
              </text:list-item>
              <text:list-item>
                <text:p>Items:</text:p>
                <text:list>
                  <text:list-item>
                    <text:p>Eternal Coal – First Fire Plane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The Mistress of the Underworld will talk to the player about:</text:p>
                <text:list>
                  <text:list-item>
                    <text:p>How she once ruled at the emperor's side and aided in his rise to power.</text:p>
                  </text:list-item>
                  <text:list-item>
                    <text:p>How She fell from his favor when she made the Mistress Rune</text:p>
                  </text:list-item>
                  <text:list-item>
                    <text:p>How to get to the floating palace: with all 5 Lords defeated, the player will need The Mistress Rune to Activate the gateway.</text:p>
                  </text:list-item>
                </text:list>
              </text:list-item>
              <text:list-item>
                <text:p>She will give the player the mistress rune if the player promises to bring his reign to an end.</text:p>
              </text:list-item>
              <text:list-item>
                <text:p>If the player attacks her, she will drop the Mistress Ru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loating Palace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Links</text:p>
              </text:list-header>
              <text:list-item>
                <text:p>Hanging Garden</text:p>
                <text:list>
                  <text:list-item>
                    <text:p>A large 10 level maze filled with living statues.</text:p>
                  </text:list-item>
                </text:list>
              </text:list-item>
              <text:list-item>
                <text:p>Royal Palace</text:p>
                <text:list>
                  <text:list-item>
                    <text:p>A lavish mansion filled with treasures and immensely powerful knights</text:p>
                  </text:list-item>
                </text:list>
              </text:list-item>
              <text:list-item>
                <text:p>Inner Sanctum</text:p>
                <text:list>
                  <text:list-item>
                    <text:p>A dark and twisted series of runes filled with the most corrupt fanatics which ends in:</text:p>
                  </text:list-item>
                </text:list>
              </text:list-item>
              <text:list-item>
                <text:p>The Throne Room,</text:p>
                <text:list>
                  <text:list-item>
                    <text:p>Final Battle with the Emperor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header>
                <text:p>Themes</text:p>
              </text:list-header>
              <text:list-item>
                <text:p>Gold and Marble</text:p>
              </text:list-item>
              <text:list-item>
                <text:p>Classic Heaven 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izard Activitie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Magic Shop Keeper's Side Quests</text:p>
              </text:list-item>
              <text:list-item>
                <text:p>Wizard's Tower Side Quests</text:p>
              </text:list-item>
              <text:list-item>
                <text:p>Necromancer's Tower Side Quests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Access to unique areas with the use of spells:</text:p>
                <text:list>
                  <text:list-item>
                    <text:p>Magic Key</text:p>
                    <text:list>
                      <text:list-item>
                        <text:p>Open Doors / Chest</text:p>
                      </text:list-item>
                    </text:list>
                  </text:list-item>
                  <text:list-item>
                    <text:p>Force Bolt</text:p>
                    <text:list>
                      <text:list-item>
                        <text:p>Hit Far Switches</text:p>
                      </text:list-item>
                    </text:list>
                  </text:list-item>
                  <text:list-item>
                    <text:p>Lasso</text:p>
                    <text:list>
                      <text:list-item>
                        <text:p>Grab Far I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ogue Activitie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Acquire Rare Items for Fencing</text:p>
              </text:list-item>
              <text:list-item>
                <text:p>Gain Access to special map areas</text:p>
              </text:list-item>
              <text:list-item>
                <text:p>Bypass combat heavy areas of some maps.</text:p>
              </text:list-item>
              <text:list-item>
                <text:p>Assassin Side Quests</text:p>
              </text:list-item>
            </text:list>
          </draw:text-box>
        </draw:frame>
        <draw:frame presentation:style-name="pr5" draw:layer="layout" svg:width="12.296cm" svg:height="13.501cm" svg:x="14.311cm" svg:y="4.914cm" presentation:class="outline" presentation:user-transformed="true">
          <draw:text-box>
            <text:list text:style-name="L2">
              <text:list-item>
                <text:p>Access to areas with special Skills:</text:p>
                <text:list>
                  <text:list-item>
                    <text:p>Lock Picking</text:p>
                    <text:list>
                      <text:list-item>
                        <text:p>Open Doors / Chests</text:p>
                      </text:list-item>
                    </text:list>
                  </text:list-item>
                  <text:list-item>
                    <text:p>Climbing</text:p>
                    <text:list>
                      <text:list-item>
                        <text:p>Access over walls / New Levels</text:p>
                      </text:list-item>
                    </text:list>
                  </text:list-item>
                  <text:list-item>
                    <text:p>Trap Disarming</text:p>
                    <text:list>
                      <text:list-item>
                        <text:p>Getting through a dangerous <text:span text:style-name="T2">corrid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lchemist Activitie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Stockpile Useful Potions</text:p>
              </text:list-item>
              <text:list-item>
                <text:p>Side Quests for Apothecary</text:p>
              </text:list-item>
              <text:list-item>
                <text:p>Side Quests for Alchemist Spirit</text:p>
              </text:list-item>
              <text:list-item>
                <text:p>Side Quest for Forger Master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Transmutation Potion</text:p>
                <text:list>
                  <text:list-item>
                    <text:p>Clears away some special debris</text:p>
                  </text:list-item>
                </text:list>
              </text:list-item>
              <text:list-item>
                <text:p>Status Effect Oppon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arrior Activitie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Side Quests for Shield Master</text:p>
              </text:list-item>
              <text:list-item>
                <text:p>Side Quests for Standard Bearer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Break Down Barriers</text:p>
              </text:list-item>
              <text:list-item>
                <text:p>Endure Traps</text:p>
              </text:list-item>
              <text:list-item>
                <text:p>Fight your <text:s/>way through hordes of enem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leric Activitie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Side Quests for <text:s/>Town Priest</text:p>
              </text:list-item>
              <text:list-item>
                <text:p>Side Quests for Abbot</text:p>
              </text:list-item>
              <text:list-item>
                <text:p>Side Quests for Hermit</text:p>
              </text:list-item>
              <text:list-item>
                <text:p>Side Quests for Druid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Aura</text:p>
                <text:list>
                  <text:list-item>
                    <text:p>Gain immunity to some undead drain effects</text:p>
                  </text:list-item>
                </text:list>
              </text:list-item>
              <text:list-item>
                <text:p>Destroy Unde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j kehoe</meta:initial-creator>
    <meta:creation-date>2011-03-28T18:04:51</meta:creation-date>
    <meta:editing-duration>PT71H34M29S</meta:editing-duration>
    <meta:editing-cycles>106</meta:editing-cycles>
    <dc:date>2011-05-12T19:44:29</dc:date>
    <dc:creator>dj kehoe</dc:creator>
    <meta:generator>OpenOffice.org/3.1$Linux OpenOffice.org_project/310m19$Build-9420</meta:generator>
    <meta:document-statistic meta:object-count="461"/>
  </office:meta>
</office:document-meta>
</file>